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 fo:break-before="page"/>
      <style:text-properties fo:font-size="10pt" fo:font-style="normal" officeooo:rsid="0014bc30" officeooo:paragraph-rsid="001608ec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2pt" officeooo:rsid="000de335" officeooo:paragraph-rsid="000de335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de335" officeooo:paragraph-rsid="000de33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10ea2d" officeooo:paragraph-rsid="0010ea2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526b" officeooo:paragraph-rsid="0011526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b370" officeooo:paragraph-rsid="0011b37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0ea2d" officeooo:paragraph-rsid="0010ea2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11b370" officeooo:paragraph-rsid="0011b370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officeooo:rsid="0011526b" officeooo:paragraph-rsid="0011526b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0pt" fo:font-style="italic" officeooo:rsid="0010ea2d" officeooo:paragraph-rsid="0011526b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0pt" fo:font-style="italic" officeooo:rsid="0011b370" officeooo:paragraph-rsid="0011b370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0pt" fo:font-style="italic" style:text-underline-style="none" officeooo:rsid="0010ea2d" officeooo:paragraph-rsid="0010ea2d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0pt" fo:font-style="italic" style:text-underline-style="none" officeooo:rsid="0010ea2d" officeooo:paragraph-rsid="0011526b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0pt" fo:font-style="italic" fo:font-weight="bold" officeooo:rsid="0011b370" officeooo:paragraph-rsid="0011b370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officeooo:rsid="0011b370" officeooo:paragraph-rsid="0011b370" style:font-size-asian="10pt" style:font-style-asian="normal" style:font-size-complex="10pt" style:font-style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0pt" fo:font-style="normal" officeooo:rsid="0011b370" officeooo:paragraph-rsid="0011b370" style:font-size-asian="10pt" style:font-style-asian="normal" style:font-size-complex="10pt" style:font-style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0pt" fo:font-style="normal" officeooo:rsid="00125e3c" officeooo:paragraph-rsid="00125e3c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normal" officeooo:rsid="00125e3c" officeooo:paragraph-rsid="00125e3c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rsid="0011b370" officeooo:paragraph-rsid="0011b370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147ec5" officeooo:paragraph-rsid="00147ec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fo:font-weight="bold" officeooo:rsid="0010ea2d" officeooo:paragraph-rsid="0010ea2d" style:font-size-asian="10.5pt" style:font-weight-asian="bold" style:font-size-complex="12pt" style:font-weight-complex="bold"/>
    </style:style>
    <style:style style:name="T1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" style:family="text">
      <style:text-properties officeooo:rsid="00125e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3">Spring Boot Testing Using Junit</text:p>
      <text:p text:style-name="P2"/>
      <text:p text:style-name="P7"/>
      <text:p text:style-name="P21">Environment:</text:p>
      <text:p text:style-name="P4">1. OpenJDK 11</text:p>
      <text:p text:style-name="P4">2. Maven 3.6.3</text:p>
      <text:p text:style-name="P4"/>
      <text:p text:style-name="P6">NB: For installation instruction see JavaFx documentation.</text:p>
      <text:p text:style-name="P4"/>
      <text:p text:style-name="P7">Maven Dependency:</text:p>
      <text:p text:style-name="P4">1. spring-boot-starter-test</text:p>
      <text:p text:style-name="P4"><text:tab/><text:span text:style-name="T1">&lt;dependency&gt;</text:span></text:p>
      <text:p text:style-name="P12"><text:s text:c="12"/><text:tab/>&lt;groupId&gt;org.springframework.boot&lt;/groupId&gt;</text:p>
      <text:p text:style-name="P12"><text:s text:c="12"/><text:tab/>&lt;artifactId&gt;spring-boot-starter-test&lt;/artifactId&gt;</text:p>
      <text:p text:style-name="P12"><text:s text:c="12"/><text:tab/>&lt;version&gt;2.3.4.RELEASE&lt;/version&gt;</text:p>
      <text:p text:style-name="P13"><text:s text:c="12"/><text:tab/>&lt;scope&gt;test&lt;/scope&gt;</text:p>
      <text:p text:style-name="P13"><text:tab/>&lt;/dependency&gt;</text:p>
      <text:p text:style-name="P5">NB: You may need to exclude ‘junit-vintage-engine’ and/or ‘android-json’ Classes for multiple class path occurrences. Then you have to exclude conflicting class using bellow exclusion properties.</text:p>
      <text:p text:style-name="P9">&lt;dependency&gt;</text:p>
      <text:p text:style-name="P9"><text:s text:c="12"/>&lt;groupId&gt;org.springframework.boot&lt;/groupId&gt;</text:p>
      <text:p text:style-name="P9"><text:s text:c="12"/>&lt;artifactId&gt;spring-boot-starter-test&lt;/artifactId&gt;</text:p>
      <text:p text:style-name="P9"><text:s text:c="12"/>&lt;version&gt;2.3.4.RELEASE&lt;/version&gt;</text:p>
      <text:p text:style-name="P9"><text:s text:c="12"/>&lt;scope&gt;test&lt;/scope&gt;</text:p>
      <text:p text:style-name="P9"><text:s text:c="12"/>&lt;exclusions&gt;</text:p>
      <text:p text:style-name="P9"><text:s text:c="16"/><text:tab/>&lt;exclusion&gt;</text:p>
      <text:p text:style-name="P9"><text:s text:c="20"/><text:tab/><text:tab/>&lt;groupId&gt;org.junit.vintage&lt;/groupId&gt;</text:p>
      <text:p text:style-name="P9"><text:s text:c="20"/><text:tab/><text:tab/>&lt;artifactId&gt;junit-vintage-engine&lt;/artifactId&gt;</text:p>
      <text:p text:style-name="P9"><text:s text:c="16"/><text:tab/>&lt;/exclusion&gt;</text:p>
      <text:p text:style-name="P9"><text:s text:c="16"/><text:tab/>&lt;exclusion&gt;</text:p>
      <text:p text:style-name="P9"><text:s text:c="12"/><text:tab/><text:tab/>&lt;groupId&gt;com.vaadin.external.google&lt;/groupId&gt;</text:p>
      <text:p text:style-name="P9"><text:s text:c="12"/><text:tab/><text:tab/>&lt;artifactId&gt;android-json&lt;/artifactId&gt;</text:p>
      <text:p text:style-name="P9"><text:s text:c="8"/><text:tab/><text:tab/>&lt;/exclusion&gt;</text:p>
      <text:p text:style-name="P9"><text:s text:c="12"/>&lt;/exclusions&gt;</text:p>
      <text:p text:style-name="P10">&lt;/dependency&gt;</text:p>
      <text:p text:style-name="P19">2. Writing Test Case</text:p>
      <text:p text:style-name="P8"/>
      <text:p text:style-name="P14">TestFile: ComponentTest.java</text:p>
      <text:p text:style-name="P11"><text:bookmark-start text:name="__DdeLink__9_566767531"/>@ContextConfiguration</text:p>
      <text:p text:style-name="P11">@SpringBootTest<text:bookmark-end text:name="__DdeLink__9_566767531"/></text:p>
      <text:p text:style-name="P11">public class ComponentTest {</text:p>
      <text:p text:style-name="P11"/>
      <text:p text:style-name="P11"><text:s text:c="4"/>@Autowired</text:p>
      <text:p text:style-name="P11"><text:s text:c="4"/>private FrontendRequestController frontendRequestController;</text:p>
      <text:p text:style-name="P11"/>
      <text:p text:style-name="P11"><text:s text:c="4"/>@Test</text:p>
      <text:p text:style-name="P11"><text:s text:c="4"/>void contextLoads() {</text:p>
      <text:p text:style-name="P11"><text:s text:c="8"/>assertThat(frontendRequestController).isNotNull();</text:p>
      <text:p text:style-name="P11"><text:s text:c="4"/>}</text:p>
      <text:p text:style-name="P11"/>
      <text:p text:style-name="P11">}</text:p>
      <text:p text:style-name="P11"/>
      <text:p text:style-name="P14">TestFile: HttpRequestTest.java</text:p>
      <text:p text:style-name="P11">@ContextConfiguration</text:p>
      <text:p text:style-name="P11">//@SpringBootConfiguration</text:p>
      <text:p text:style-name="P11">//@RunWith(SpringRunner.class)</text:p>
      <text:p text:style-name="P11">@SpringBootTest(webEnvironment = WebEnvironment.RANDOM_PORT)</text:p>
      <text:p text:style-name="P11">public class HttpRequestTest {</text:p>
      <text:p text:style-name="P11"/>
      <text:p text:style-name="P11"><text:s text:c="4"/>@LocalServerPort</text:p>
      <text:p text:style-name="P11"><text:s text:c="4"/>private int port;</text:p>
      <text:p text:style-name="P11"/>
      <text:p text:style-name="P11"><text:s text:c="4"/>@Autowired</text:p>
      <text:p text:style-name="P11"><text:s text:c="4"/>private TestRestTemplate restTemplate;</text:p>
      <text:p text:style-name="P11"/>
      <text:p text:style-name="P11"><text:s text:c="4"/>@Test</text:p>
      <text:p text:style-name="P11"><text:s text:c="4"/>public void loadHomePageSuccessfully() throws Exception {</text:p>
      <text:p text:style-name="P11"><text:s text:c="8"/>assertThat(this.restTemplate.getForObject("http://10.0.3.92:" + port + "/", String.class)).contains("Environment Control");</text:p>
      <text:p text:style-name="P11"><text:s text:c="4"/>}</text:p>
      <text:p text:style-name="P11"/>
      <text:p text:style-name="P11"><text:s text:c="4"/>@Test</text:p>
      <text:p text:style-name="P11"><text:s text:c="4"/>public void setdehumidifierupSuccessfully() throws Exception {</text:p>
      <text:p text:style-name="P11"><text:s text:c="8"/>assertThat(this.restTemplate.getForObject("http://10.0.3.92:" + port + "/setdehumidifierup", String.class)).contains("Relay for Dehumidifier is set to On");</text:p>
      <text:p text:style-name="P11"><text:s text:c="4"/>}</text:p>
      <text:p text:style-name="P11"/>
      <text:p text:style-name="P11"><text:s text:c="4"/>@Test</text:p>
      <text:p text:style-name="P11"><text:s text:c="4"/>public void setdehumidifierdownSuccessfully() throws Exception {</text:p>
      <text:p text:style-name="P11"><text:s text:c="8"/>assertThat(this.restTemplate.getForObject("http://10.0.3.92:" + port + "/setdehumidifierdown", String.class)).contains("Relay for Dehumidifier is set to Off");</text:p>
      <text:p text:style-name="P11"><text:s text:c="4"/>}</text:p>
      <text:p text:style-name="P11"/>
      <text:p text:style-name="P11"><text:s text:c="4"/>@Test</text:p>
      <text:p text:style-name="P11"><text:s text:c="4"/>public void setlampupSuccessfully() throws Exception {</text:p>
      <text:p text:style-name="P11"><text:s text:c="8"/>assertThat(this.restTemplate.getForObject("http://10.0.3.92:" + port + "/setlampup", String.class)).contains("Relay for Lamp is set to On");</text:p>
      <text:p text:style-name="P11"><text:s text:c="4"/>}</text:p>
      <text:p text:style-name="P11"/>
      <text:p text:style-name="P11"><text:s text:c="4"/>@Test</text:p>
      <text:p text:style-name="P11"><text:s text:c="4"/>public void setlampdownSuccessfully() throws Exception {</text:p>
      <text:p text:style-name="P11"><text:s text:c="8"/>assertThat(this.restTemplate.getForObject("http://10.0.3.92:" + port + "/setlampdown", String.class)).contains("Relay for Lamp is set to Off");</text:p>
      <text:p text:style-name="P11"><text:soft-page-break/><text:s text:c="4"/>}</text:p>
      <text:p text:style-name="P11"/>
      <text:p text:style-name="P11">}</text:p>
      <text:p text:style-name="P11"/>
      <text:p text:style-name="P11"/>
      <text:p text:style-name="P15">Basic things to write a test case:</text:p>
      <text:list xml:id="list3715947090" text:style-name="L1">
        <text:list-item>
          <text:p text:style-name="P16">Test classes should be inside src/test package.</text:p>
        </text:list-item>
        <text:list-item>
          <text:p text:style-name="P16">Test classes name should follow Java test file naming convention</text:p>
          <text:list>
            <text:list-item>
              <text:p text:style-name="P16">Should be ends with Test/Tests/TestCase (<text:span text:style-name="T2">i.e. ControllerTest.java, HttpTestCase.java</text:span>)</text:p>
            </text:list-item>
          </text:list>
        </text:list-item>
        <text:list-item>
          <text:p text:style-name="P17">Spring Boot annotation conventions -</text:p>
          <text:list>
            <text:list-item>
              <text:p text:style-name="P17">Use @ContextConfiguration and @SpringBootTest before class</text:p>
            </text:list-item>
            <text:list-item>
              <text:p text:style-name="P17">Use @Test annotation before every test method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20">References:</text:p>
      <text:p text:style-name="P15"><text:span text:style-name="T2">Test Class Naming Convention: </text:span><text:a xlink:type="simple" xlink:href="https://stackoverflow.com/questions/3146821/naming-convention-junit-suffix-or-prefix-test/3146984" text:style-name="Internet_20_link" text:visited-style-name="Visited_20_Internet_20_Link">https://stackoverflow.com/questions/3146821/naming-convention-junit-suffix-or-prefix-test/3146984</text:a></text:p>
      <text:p text:style-name="P15"/>
      <text:p text:style-name="P18">Spring Boot application testing documentation: <text:a xlink:type="simple" xlink:href="https://spring.io/guides/gs/testing-web/" text:style-name="Internet_20_link" text:visited-style-name="Visited_20_Internet_20_Link">https://spring.io/guides/gs/testing-web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2:40:58.240479709</meta:creation-date>
    <dc:date>2021-02-25T14:36:55.698732608</dc:date>
    <meta:editing-duration>PT12M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5" meta:paragraph-count="83" meta:word-count="278" meta:character-count="3531" meta:non-whitespace-character-count="2938"/>
  </office:meta>
</office:document-meta>
</file>